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3.357cm" fo:min-width="4.5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7cm" fo:min-width="4.725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0.985cm" fo:min-width="4.39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8" style:family="graphic" style:parent-style-name="standard">
      <style:graphic-properties draw:fill-color="#ffff99" draw:textarea-horizontal-align="justify" draw:textarea-vertical-align="middle" draw:auto-grow-height="false" fo:min-height="2.811cm" fo:min-width="5.2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8" style:family="paragraph">
      <loext:graphic-properties draw:fill-color="#ffff99"/>
      <style:paragraph-properties fo:text-align="center"/>
      <style:text-properties fo:font-size="10pt" style:font-size-asian="18pt" style:font-size-complex="18pt"/>
    </style:style>
    <style:style style:name="P9" style:family="paragraph">
      <loext:graphic-properties draw:fill-color="#ffff99"/>
      <style:paragraph-properties fo:text-align="start"/>
      <style:text-properties fo:font-size="10pt" style:font-size-asian="18pt" style:font-size-complex="18pt"/>
    </style:style>
    <style:style style:name="P10" style:family="paragraph">
      <style:paragraph-properties fo:text-align="start">
        <style:tab-stops/>
      </style:paragraph-properties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4.6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</text:span><text:span text:style-name="T1">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9" draw:id="id39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6.143cm" svg:y2="9.761cm" draw:start-shape="id1" draw:start-glue-point="7" draw:end-shape="id3" draw:end-glue-point="4" svg:d="M22082 5949h4061v3812" svg:viewBox="0 0 4062 3813">
          <text:p/>
        </draw:connector>
        <draw:connector draw:style-name="gr5" draw:text-style-name="P3" draw:layer="layout" svg:x1="27.667cm" svg:y1="10.587cm" svg:x2="33.778cm" svg:y2="11.444cm" draw:start-shape="id3" draw:start-glue-point="7" draw:end-shape="id4" draw:end-glue-point="4" svg:d="M27667 10587h6111v857" svg:viewBox="0 0 6112 858">
          <text:p/>
        </draw:connector>
        <draw:custom-shape draw:style-name="gr6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38" draw:id="id38" draw:layer="layout" svg:width="3.683cm" svg:height="0.889cm" svg:x="19.089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6.0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7" xml:id="id37" draw:id="id37" draw:layer="layout" svg:width="5.713cm" svg:height="2.356cm" svg:x="7.188cm" svg:y="18.334cm">
          <text:p text:style-name="P6"><text:span text:style-name="T1">Shift input-buf right from cursor_ptr</text:span></text:p>
          <text:p text:style-name="P6"><text:span text:style-name="T1">Increment input_but_ptr</text:span></text:p>
          <text:p text:style-name="P6"><text:span text:style-name="T1">Add char to input_buf at cursor_ptr</text:span></text:p>
          <text:p text:style-name="P6"><text:span text:style-name="T1">Increment cursor_ptr</text:span></text:p>
          <text:p text:style-name="P6"><text:span text:style-name="T1">Move cursor 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8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5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7.667cm" svg:y="9.89cm">
          <draw:text-box>
            <text:p><text:span text:style-name="T2">no</text:span></text:p>
          </draw:text-box>
        </draw:frame>
        <draw:frame draw:style-name="gr15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2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9" xml:id="id27" draw:id="id27" draw:layer="layout" svg:width="5.08cm" svg:height="3.607cm" svg:x="25.857cm" svg:y="18.7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4.619cm" svg:y="12.961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6.143cm" svg:y1="11.412cm" svg:x2="26.143cm" svg:y2="12.961cm" draw:start-shape="id3" draw:start-glue-point="6" draw:end-shape="id18" draw:end-glue-point="4" svg:d="M26143 11412v1549" svg:viewBox="0 0 1 1550">
          <text:p/>
        </draw:connector>
        <draw:custom-shape draw:style-name="gr1" draw:text-style-name="P2" xml:id="id19" draw:id="id19" draw:layer="layout" svg:width="3.048cm" svg:height="1.651cm" svg:x="29.13cm" svg:y="12.983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654cm" svg:y2="12.983cm" draw:start-shape="id4" draw:start-glue-point="5" draw:end-shape="id19" draw:end-glue-point="4" svg:d="M32254 12270h-1600v713" svg:viewBox="0 0 1601 714">
          <text:p/>
        </draw:connector>
        <draw:frame draw:style-name="gr10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3.603cm" svg:y="13.102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4.969cm" svg:y="11.277cm">
          <draw:text-box>
            <text:p><text:span text:style-name="T2">yes</text:span></text:p>
          </draw:text-box>
        </draw:frame>
        <draw:custom-shape draw:style-name="gr19" draw:text-style-name="P2" xml:id="id33" draw:id="id33" draw:layer="layout" svg:width="2.921cm" svg:height="0.762cm" draw:transform="skewX (0.00261799387799149) rotate (-1.5694000633933) translate (24.11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20" draw:id="id20" draw:layer="layout" svg:width="2.921cm" svg:height="0.762cm" draw:transform="skewX (0.00261799387799149) rotate (-1.5694000633933) translate (28.7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13cm" svg:y1="13.809cm" svg:x2="28.329cm" svg:y2="14.59cm" draw:start-shape="id19" draw:start-glue-point="5" draw:end-shape="id20" draw:end-glue-point="3" svg:d="M29130 13809h-801v781" svg:viewBox="0 0 802 782">
          <text:p/>
        </draw:connector>
        <draw:frame draw:style-name="gr10" draw:text-style-name="P5" draw:layer="layout" svg:width="1.392cm" svg:height="0.725cm" svg:x="28.203cm" svg:y="13.10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19" draw:text-style-name="P2" xml:id="id23" draw:id="id23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2" draw:start-glue-point="5" draw:end-shape="id23" draw:end-glue-point="3" svg:d="M33293 15946h-592v5139" svg:viewBox="0 0 593 51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0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2.794cm" svg:height="1.143cm" svg:x="29.257cm" svg:y="16.082cm">
          <text:p text:style-name="P1"><text:span text:style-name="T1">Increment</text:span></text:p>
          <text:p text:style-name="P10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794cm" svg:height="1.143cm" svg:x="24.7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6.143cm" svg:y1="14.612cm" svg:x2="26.143cm" svg:y2="16.082cm" draw:start-shape="id18" draw:start-glue-point="6" draw:end-shape="id25" draw:end-glue-point="0" svg:d="M26143 14612v1470" svg:viewBox="0 0 1 1471">
          <text:p/>
        </draw:connector>
        <draw:connector draw:style-name="gr5" draw:text-style-name="P3" draw:layer="layout" svg:x1="30.654cm" svg:y1="14.634cm" svg:x2="30.654cm" svg:y2="16.082cm" draw:start-shape="id19" draw:end-shape="id26" draw:end-glue-point="0" svg:d="M30654 14634v1448" svg:viewBox="0 0 1 1449">
          <text:p/>
        </draw:connector>
        <draw:connector draw:style-name="gr5" draw:text-style-name="P3" draw:layer="layout" svg:x1="26.143cm" svg:y1="17.225cm" svg:x2="28.397cm" svg:y2="18.735cm" draw:start-shape="id25" draw:start-glue-point="2" draw:end-shape="id27" draw:end-glue-point="0" svg:d="M26143 17225v754h2254v756" svg:viewBox="0 0 2255 1511">
          <text:p/>
        </draw:connector>
        <draw:connector draw:style-name="gr5" draw:text-style-name="P3" draw:layer="layout" svg:x1="30.654cm" svg:y1="17.225cm" svg:x2="28.397cm" svg:y2="18.735cm" draw:start-shape="id26" draw:start-glue-point="2" draw:end-shape="id27" draw:end-glue-point="0" svg:d="M30654 17225v754h-2257v756" svg:viewBox="0 0 2258 1511">
          <text:p/>
        </draw:connector>
        <draw:custom-shape draw:style-name="gr21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4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5" draw:text-style-name="P3" draw:layer="layout" svg:x1="39.12cm" svg:y1="23.215cm" svg:x2="40.485cm" svg:y2="23.162cm" draw:start-shape="id30" draw:start-glue-point="1" svg:d="M39120 23215h933v-53h432" svg:viewBox="0 0 1366 54">
          <text:p/>
        </draw:connector>
        <draw:connector draw:style-name="gr5" draw:text-style-name="P3" draw:layer="layout" svg:x1="24.619cm" svg:y1="13.787cm" svg:x2="23.73cm" svg:y2="23.99cm" draw:start-shape="id18" draw:start-glue-point="5" draw:end-shape="id33" draw:end-glue-point="3" svg:d="M24619 13787h-889v10203" svg:viewBox="0 0 890 10204">
          <text:p/>
        </draw:connector>
        <draw:connector draw:style-name="gr5" draw:text-style-name="P3" draw:layer="layout" svg:x1="25.857cm" svg:y1="20.538cm" svg:x2="23.728cm" svg:y2="20.537cm" draw:start-shape="id27" draw:start-glue-point="3" svg:d="M25857 20538h-1315v-1h-814" svg:viewBox="0 0 2130 2">
          <text:p/>
        </draw:connector>
        <draw:custom-shape draw:style-name="gr22" draw:text-style-name="P7" xml:id="id35" draw:id="id35" draw:layer="layout" svg:width="4.897cm" svg:height="1.644cm" svg:x="1.864cm" svg:y="16.3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3" draw:text-style-name="P2" xml:id="id34" draw:id="id34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4.739cm" svg:x2="4.312cm" svg:y2="16.377cm" draw:start-shape="id34" draw:start-glue-point="5" draw:end-shape="id35" svg:d="M4823 14739h-511v1638" svg:viewBox="0 0 512 1639">
          <text:p/>
        </draw:connector>
        <draw:custom-shape draw:style-name="gr19" draw:text-style-name="P2" xml:id="id36" draw:id="id36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016cm" svg:y1="12.304cm" svg:x2="1.429cm" svg:y2="23.99cm" draw:start-shape="id17" draw:start-glue-point="5" draw:end-shape="id36" draw:end-glue-point="3" svg:d="M2016 12304h-587v11686" svg:viewBox="0 0 588 11687">
          <text:p/>
        </draw:connector>
        <draw:connector draw:style-name="gr5" draw:text-style-name="P3" draw:layer="layout" svg:x1="5.826cm" svg:y1="12.304cm" svg:x2="6.531cm" svg:y2="13.734cm" draw:start-shape="id17" draw:start-glue-point="7" draw:end-shape="id34" draw:end-glue-point="4" svg:d="M5826 12304h705v1430" svg:viewBox="0 0 706 1431">
          <text:p/>
        </draw:connector>
        <draw:connector draw:style-name="gr5" draw:text-style-name="P3" draw:layer="layout" svg:x1="8.239cm" svg:y1="14.739cm" svg:x2="10.044cm" svg:y2="18.334cm" draw:start-shape="id34" draw:start-glue-point="7" draw:end-shape="id37" svg:d="M8239 14739h1805v3595" svg:viewBox="0 0 1806 3596">
          <text:p/>
        </draw:connector>
        <draw:connector draw:style-name="gr5" draw:text-style-name="P3" draw:layer="layout" svg:x1="20.335cm" svg:y1="10.36cm" svg:x2="20.93cm" svg:y2="16.395cm" draw:start-shape="id5" draw:start-glue-point="7" draw:end-shape="id38" draw:end-glue-point="0" svg:d="M20335 10360h595v6035" svg:viewBox="0 0 596 6036">
          <text:p/>
        </draw:connector>
        <draw:custom-shape draw:style-name="gr24" draw:text-style-name="P7" xml:id="id40" draw:id="id40" draw:layer="layout" svg:width="5.225cm" svg:height="1.527cm" svg:x="18.318cm" svg:y="18.126cm">
          <text:p text:style-name="P6"><text:span text:style-name="T1">Clear screen_buf</text:span></text:p>
          <text:p text:style-name="P6"><text:span text:style-name="T1">Copy promp_buf to screen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9" xml:id="id41" draw:id="id41" draw:layer="layout" svg:width="4.897cm" svg:height="1.235cm" svg:x="18.482cm" svg:y="20.577cm"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39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93cm" svg:y1="17.284cm" svg:x2="20.93cm" svg:y2="18.126cm" draw:start-shape="id38" draw:start-glue-point="2" draw:end-shape="id40" draw:end-glue-point="0" svg:d="M20930 17284v842" svg:viewBox="0 0 1 843">
          <text:p/>
        </draw:connector>
        <draw:connector draw:style-name="gr5" draw:text-style-name="P3" draw:layer="layout" svg:x1="20.93cm" svg:y1="19.653cm" svg:x2="20.93cm" svg:y2="20.577cm" draw:start-shape="id40" draw:start-glue-point="2" draw:end-shape="id41" draw:end-glue-point="0" svg:d="M20930 19653v924" svg:viewBox="0 0 1 925">
          <text:p/>
        </draw:connector>
        <draw:connector draw:style-name="gr5" draw:text-style-name="P3" draw:layer="layout" svg:x1="20.93cm" svg:y1="21.812cm" svg:x2="23.73cm" svg:y2="23.99cm" draw:start-shape="id41" draw:start-glue-point="2" draw:end-shape="id33" draw:end-glue-point="3" svg:d="M20930 21812v1088h2800v1090" svg:viewBox="0 0 2801 2179">
          <text:p/>
        </draw:connector>
        <draw:connector draw:style-name="gr5" draw:text-style-name="P3" draw:layer="layout" svg:x1="16.297cm" svg:y1="14.564cm" svg:x2="20.93cm" svg:y2="16.395cm" draw:start-shape="id39" draw:start-glue-point="2" draw:end-shape="id38" draw:end-glue-point="0" svg:d="M16297 14564v915h4633v916" svg:viewBox="0 0 4634 1832">
          <text:p/>
        </draw:connector>
        <draw:custom-shape draw:style-name="gr26" draw:text-style-name="P2" xml:id="id42" draw:id="id42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10.251cm" svg:y2="10.906cm" draw:start-shape="id16" draw:start-glue-point="7" draw:end-shape="id42" draw:end-glue-point="4" svg:d="M8869 10160h1382v746" svg:viewBox="0 0 1383 747">
          <text:p/>
        </draw:connector>
        <draw:frame draw:style-name="gr10" draw:text-style-name="P5" draw:layer="layout" svg:width="1.392cm" svg:height="0.725cm" svg:x="8.869cm" svg:y="9.48cm">
          <draw:text-box>
            <text:p><text:span text:style-name="T2">yes</text:span></text:p>
          </draw:text-box>
        </draw:frame>
        <draw:connector draw:style-name="gr5" draw:text-style-name="P3" draw:layer="layout" svg:x1="8.431cm" svg:y1="11.895cm" svg:x2="9.256cm" svg:y2="13.646cm" draw:start-shape="id42" draw:start-glue-point="5" draw:end-shape="id43" draw:end-glue-point="3" svg:d="M8431 11895h-502v1751h1327" svg:viewBox="0 0 1328 1752">
          <text:p/>
        </draw:connector>
        <draw:frame draw:style-name="gr10" draw:text-style-name="P5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7" draw:text-style-name="P7" xml:id="id44" draw:id="id44" draw:layer="layout" svg:width="5.152cm" svg:height="2.184cm" svg:x="11.196cm" svg:y="15.837cm">
          <text:p text:style-name="P6"><text:span text:style-name="T1">Shift input-buf left to cursor_ptr</text:span></text:p>
          <text:p text:style-name="P6"><text:span text:style-name="T1">decrement input_but_ptr</text:span></text:p>
          <text:p text:style-name="P6"><text:span text:style-name="T1">decrement cursor_ptr</text:span></text:p>
          <text:p text:style-name="P6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072cm" svg:y1="11.895cm" svg:x2="13.772cm" svg:y2="15.837cm" draw:start-shape="id42" draw:start-glue-point="7" draw:end-shape="id44" draw:end-glue-point="0" svg:d="M12072 11895h1700v3942" svg:viewBox="0 0 1701 3943">
          <text:p/>
        </draw:connector>
        <draw:custom-shape draw:style-name="gr28" draw:text-style-name="P9" xml:id="id45" draw:id="id45" draw:layer="layout" svg:width="5.713cm" svg:height="3.061cm" svg:x="7.188cm" svg:y="21.952cm">
          <text:p text:style-name="P6"><text:span text:style-name="T1">Save cursor position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44cm" svg:y1="20.69cm" svg:x2="10.044cm" svg:y2="21.952cm" draw:start-shape="id37" draw:start-glue-point="2" draw:end-shape="id45" draw:end-glue-point="0" svg:d="M10044 20690v1262" svg:viewBox="0 0 1 1263">
          <text:p/>
        </draw:connector>
        <draw:custom-shape draw:style-name="gr19" draw:text-style-name="P2" xml:id="id43" draw:id="id43" draw:layer="layout" svg:width="2.921cm" svg:height="0.762cm" draw:transform="skewX (0.0026179938779915) rotate (0.0127409035395586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46" draw:id="id46" draw:layer="layout" svg:width="2.921cm" svg:height="0.762cm" draw:transform="skewX (0.0026179938779915) rotate (0.0127409035395586) translate (11.252cm 26.1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044cm" svg:y1="25.013cm" svg:x2="11.256cm" svg:y2="26.552cm" draw:start-shape="id45" draw:start-glue-point="2" draw:end-shape="id46" draw:end-glue-point="3" svg:d="M10044 25013v1539h1212" svg:viewBox="0 0 1213 1540">
          <text:p/>
        </draw:connector>
        <draw:connector draw:style-name="gr5" draw:text-style-name="P3" draw:layer="layout" draw:line-skew="1.131cm" svg:x1="13.772cm" svg:y1="18.021cm" svg:x2="10.044cm" svg:y2="21.952cm" draw:start-shape="id44" draw:start-glue-point="2" draw:end-shape="id45" draw:end-glue-point="0" svg:d="M13772 18021v3096h-3728v835" svg:viewBox="0 0 3729 3932">
          <text:p/>
        </draw:connector>
        <draw:frame draw:style-name="gr10" draw:text-style-name="P5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866cm" svg:y="11.272cm">
          <draw:text-box>
            <text:p><text:span text:style-name="T2">no</text:span></text:p>
          </draw:text-box>
        </draw:frame>
        <draw:connector draw:style-name="gr5" draw:text-style-name="P3" draw:layer="layout" draw:line-skew="1.13cm" svg:x1="4.312cm" svg:y1="18.021cm" svg:x2="10.044cm" svg:y2="21.952cm" draw:start-shape="id35" draw:start-glue-point="2" draw:end-shape="id45" draw:end-glue-point="0" svg:d="M4312 18021v3095h5732v836" svg:viewBox="0 0 5733 39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8</meta:editing-cycles>
    <meta:editing-duration>P3DT2H5M21S</meta:editing-duration>
    <dc:date>2017-11-12T16:59:53.969630474</dc:date>
    <meta:generator>LibreOffice/5.1.6.2$Linux_X86_64 LibreOffice_project/10m0$Build-2</meta:generator>
    <meta:document-statistic meta:object-count="136"/>
  </office:meta>
</office:document-meta>
</file>